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0.97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181in"/>
    </style:style>
    <style:style style:name="co5" style:family="table-column">
      <style:table-column-properties fo:break-before="auto" style:column-width="2.8402in"/>
    </style:style>
    <style:style style:name="co6" style:family="table-column">
      <style:table-column-properties fo:break-before="auto" style:column-width="2.1874in"/>
    </style:style>
    <style:style style:name="co7" style:family="table-column">
      <style:table-column-properties fo:break-before="auto" style:column-width="1.2209in"/>
    </style:style>
    <style:style style:name="ro1" style:family="table-row">
      <style:table-row-properties style:row-height="1.263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ro3" style:family="table-row">
      <style:table-row-properties style:row-height="3.1299in" fo:break-before="auto" style:use-optimal-row-height="true"/>
    </style:style>
    <style:style style:name="ro4" style:family="table-row">
      <style:table-row-properties style:row-height="3.5965in" fo:break-before="auto" style:use-optimal-row-height="true"/>
    </style:style>
    <style:style style:name="ro5" style:family="table-row">
      <style:table-row-properties style:row-height="2.1972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3.2854in" fo:break-before="auto" style:use-optimal-row-height="true"/>
    </style:style>
    <style:style style:name="ro10" style:family="table-row">
      <style:table-row-properties style:row-height="2.8189in" fo:break-before="auto" style:use-optimal-row-height="tru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1.7307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5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Mono"/>
    </style:style>
    <style:style style:name="ce3" style:family="table-cell" style:parent-style-name="Default">
      <style:table-cell-properties fo:wrap-option="wrap"/>
      <style:text-properties style:font-name="Liberation Mono" style:font-name-asian="Droid Sans Fallback" style:font-name-complex="FreeSans"/>
    </style:style>
    <style:style style:name="T1" style:family="text">
      <style:text-properties style:font-name="Liberation Mono"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script_8x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ase3-pc-0_0</text:p>
          </table:table-cell>
          <table:table-cell table:number-columns-repeated="2"/>
          <table:table-cell office:value-type="string" calcext:value-type="string">
            <text:p>わたしは一匹の獣が海の中から</text:p>
            <text:p>現れるのを見た。</text:p>
            <text:p/>
            <text:p>これには、１０の目、１０の耳、</text:p>
            <text:p>そして１０の鼻があった。</text:p>
          </table:table-cell>
          <table:table-cell office:value-type="string" calcext:value-type="string">
            <text:p>\n</text:p>
            <text:p>\n</text:p>
            <text:p>I saw a beast appear from the ocean.\n</text:p>
            <text:p>\n</text:p>
            <text:p>\n</text:p>
            <text:p>It had ten eyes, ten ears, and ten noses.</text:p>
          </table:table-cell>
          <table:table-cell/>
          <table:table-cell table:formula="of:=IF([.F1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case3-pc-1_0</text:p>
          </table:table-cell>
          <table:table-cell table:number-columns-repeated="2"/>
          <table:table-cell office:value-type="string" calcext:value-type="string">
            <text:p>熱く金色に輝く王冠を戴き、獣は集</text:p>
            <text:p>いし人々に伝えた。</text:p>
            <text:p/>
            <text:p>　「哀れな子らよ。</text:p>
            <text:p>　　お前達の前に道はない。</text:p>
            <text:p>　　</text:p>
            <text:p>　　先へ進みたいのならば、</text:p>
            <text:p>　　私の言葉に従うがよい。」</text:p>
            <text:p/>
            <text:p>かくして、人々は真の世界へと足を</text:p>
            <text:p>踏み入れた。</text:p>
          </table:table-cell>
          <table:table-cell office:value-type="string" calcext:value-type="string">
            <text:p>\n</text:p>
            <text:p>\n</text:p>
            <text:p>Donning a crown sparkling fiercely in gold, the beast spoke to the assembled people.\n</text:p>
            <text:p>\n</text:p>
            <text:p>\n</text:p>
            <text:p> "O pitiful children.\n</text:p>
            <text:p>  There is no road before you.\n</text:p>
            <text:p>\n</text:p>
            <text:p>\n</text:p>
            <text:p>  If you wish to move forward,\n</text:p>
            <text:p>  follow my words."\n</text:p>
            <text:p>\n</text:p>
            <text:p>\n</text:p>
            <text:p>Thus did the people set foot into the true world.</text:p>
          </table:table-cell>
          <table:table-cell/>
          <table:table-cell table:formula="of:=IF([.F2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case3-pc-2_0</text:p>
          </table:table-cell>
          <table:table-cell table:number-columns-repeated="2"/>
          <table:table-cell office:value-type="string" calcext:value-type="string">
            <text:p>園木達郎氏へ</text:p>
            <text:p/>
            <text:p>草薙刑事が死亡した際に検死を担当</text:p>
            <text:p>した医師が、その直後に失踪してい</text:p>
            <text:p>る。</text:p>
            <text:p>名前は窪田晃（くぼたあきら）。</text:p>
            <text:p>組織も消息をつかめなかった様だが</text:p>
            <text:p>１年ほど前に、さつきヶ丘に戻って</text:p>
            <text:p>いた事が判明。現在は「木下哲雄」</text:p>
            <text:p>との偽名を用いて、４丁目のアパー</text:p>
            <text:p>トに住んでいる。</text:p>
          </table:table-cell>
          <table:table-cell office:value-type="string" calcext:value-type="string">
            <text:p>\n</text:p>
            <text:p>\n</text:p>
            <text:p>To Mr. Tatsurou Sonoki,\n</text:p>
            <text:p>\n</text:p>
            <text:p>\n</text:p>
            <text:p>The doctor who performed the autopsy upon Detective Kusanagi's death disappeared immediately afterwards.\n</text:p>
            <text:p>His name is Akira Kubota.\n</text:p>
            <text:p>\n</text:p>
            <text:p>\n</text:p>
            <text:p>It appears the Syndicate wasn't able to figure out his whereabouts either, but I've ascertained that he returned to Satsukigaoka about a year ago. Currently, he's living under the alias of "Tetsuo Kinoshita" in an apartment in District 4.</text:p>
          </table:table-cell>
          <table:table-cell/>
          <table:table-cell table:formula="of:=IF([.F3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ase3-pc-3_0</text:p>
          </table:table-cell>
          <table:table-cell table:number-columns-repeated="2"/>
          <table:table-cell office:value-type="string" calcext:value-type="string">
            <text:p>なお、組織の榊が戻ってきている。</text:p>
            <text:p>注意されたし。</text:p>
            <text:p/>
            <text:p/>
            <text:p/>
            <text:p/>
            <text:p>　　　　　　　　以上。「獣」より</text:p>
          </table:table-cell>
          <table:table-cell office:value-type="string" calcext:value-type="string">
            <text:p>\n</text:p>
            <text:p>\n</text:p>
            <text:p>\n</text:p>
            <text:p>\n</text:p>
            <text:p>\n</text:p>
            <text:p>\n</text:p>
            <text:p>\n</text:p>
            <text:p>\n</text:p>
            <text:p>\n</text:p>
            <text:p>\n</text:p>
            <text:p>In addition, Sakaki from the Syndicate has returned. Watch yourself.\n</text:p>
            <text:p>\n</text:p>
            <text:p>\n</text:p>
            <text:p>\n</text:p>
            <text:p>\n</text:p>
            <text:p>\n</text:p>
            <text:p>\n</text:p>
            <text:p>\n</text:p>
            <text:p>\n</text:p>
            <text:p>\n</text:p>
            <text:p>        That's all. From "Beast"</text:p>
          </table:table-cell>
          <table:table-cell/>
          <table:table-cell table:formula="of:=IF([.F4]=&quot;&quot;; &quot;UNTRANSLATED&quot;; &quot;&quot;)">
            <text:p/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case3-pc-4_0</text:p>
          </table:table-cell>
          <table:table-cell table:number-columns-repeated="2"/>
          <table:table-cell office:value-type="string" calcext:value-type="string">
            <text:p>【システムＤＩＳＫをセットしてください。】</text:p>
          </table:table-cell>
          <table:table-cell office:value-type="string" calcext:value-type="string">
            <text:p>\n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      [                  ]</text:p>
          </table:table-cell>
          <table:table-cell office:value-type="string" calcext:value-type="string">
            <text:p>NOTE: someone saw fit to put the text in a different color from the brackets, so this is split across two different strings so the parts can be colored differently and automatically composited</text:p>
          </table:table-cell>
          <table:table-cell table:formula="of:=IF([.F5]=&quot;&quot;; &quot;UNTRANSLATED&quot;; &quot;&quot;)">
            <text:p/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case3-pc-5_0</text:p>
          </table:table-cell>
          <table:table-cell table:number-columns-repeated="3"/>
          <table:table-cell table:style-name="ce3" office:value-type="string" calcext:value-type="string">
            <text:p>\n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<text:span text:style-name="T1">\n</text:span></text:p>
            <text:p>       INSERT SYSTEM DISK</text:p>
          </table:table-cell>
          <table:table-cell/>
          <table:table-cell table:formula="of:=IF([.F6]=&quot;&quot;; &quot;UNTRANSLATED&quot;; &quot;&quot;)">
            <text:p/>
          </table:table-cell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case3-pc-6_0</text:p>
          </table:table-cell>
          <table:table-cell table:number-columns-repeated="2"/>
          <table:table-cell office:value-type="string" calcext:value-type="string">
            <text:p>なお、組織の榊が戻ってきている。</text:p>
            <text:p>注意されたし。</text:p>
          </table:table-cell>
          <table:table-cell office:value-type="string" calcext:value-type="string">
            <text:p>In addition, Sakaki from the Syndicate has returned. Watch yourself.</text:p>
          </table:table-cell>
          <table:table-cell office:value-type="string" calcext:value-type="string">
            <text:p>NOTE: to accommodate the slightly-differently-spaced version of this message in adv-0x36C2, i've split it into two parts</text:p>
          </table:table-cell>
          <table:table-cell table:formula="of:=IF([.F7]=&quot;&quot;; &quot;UNTRANSLATED&quot;; &quot;&quot;)">
            <text:p/>
          </table:table-cell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case3-pc-7_0</text:p>
          </table:table-cell>
          <table:table-cell table:number-columns-repeated="2"/>
          <table:table-cell office:value-type="string" calcext:value-type="string">
            <text:p>　　　　　　　　以上。「獣」より</text:p>
          </table:table-cell>
          <table:table-cell office:value-type="string" calcext:value-type="string">
            <text:p><text:s text:c="8"/>That's all. From "Beast"</text:p>
          </table:table-cell>
          <table:table-cell/>
          <table:table-cell table:formula="of:=IF([.F8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autopsy-0_0</text:p>
          </table:table-cell>
          <table:table-cell table:number-columns-repeated="2"/>
          <table:table-cell office:value-type="string" calcext:value-type="string">
            <text:p>被験者　草薙英二</text:p>
            <text:p>症状　　外傷は認められない。</text:p>
            <text:p>　　　　心臓が衰弱しており、虚脱</text:p>
            <text:p>　　　　症状が認められる。</text:p>
            <text:p>　　　　また一部に脱水症状も確認</text:p>
            <text:p>死因　　バルビツール酸系の睡眠薬</text:p>
            <text:p>　　　　を大量摂取した事による、</text:p>
            <text:p>　　　　中枢神経系の抑制。</text:p>
            <text:p>報告者　窪田晃</text:p>
            <text:p>　　　　　　　　　　　　　大瀧</text:p>
          </table:table-cell>
          <table:table-cell office:value-type="string" calcext:value-type="string">
            <text:p>\n</text:p>
            <text:p>\n</text:p>
            <text:p>EXAMINEE: Eiji Kusanagi\n</text:p>
            <text:p>\n</text:p>
            <text:p>CONDITION: No signs of external\n</text:p>
            <text:p>  injury. The heart is weakened,\n</text:p>
            <text:p>  and symptoms of collapse are\n</text:p>
            <text:p>  present.\n</text:p>
            <text:p>  Additionally, signs of\n</text:p>
            <text:p>  dehydration confirmed in an\n</text:p>
            <text:p>  area.\n</text:p>
            <text:p>\n</text:p>
            <text:p>CAUSE OF DEATH: Suppression of\n</text:p>
            <text:p>  central nervous system\n</text:p>
            <text:p>  resulting from ingestion of a\n</text:p>
            <text:p>  large quantity of barbituate\n</text:p>
            <text:p>  sleeping pills.\n</text:p>
            <text:p>\n</text:p>
            <text:p>EXAMINER\n</text:p>
            <text:p>  Akira Kubota</text:p>
          </table:table-cell>
          <table:table-cell/>
          <table:table-cell table:formula="of:=IF([.F9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utopsy-1_0</text:p>
          </table:table-cell>
          <table:table-cell table:number-columns-repeated="3"/>
          <table:table-cell table:style-name="ce3" office:value-type="string" calcext:value-type="string">
            <text:p><text:span text:style-name="T2">\n</text:span></text:p>
            <text:p><text:span text:style-name="T2">\n</text:span></text:p>
            <text:p><text:span text:style-name="T2">EXAMINEE:\n</text:span></text:p>
            <text:p><text:span text:style-name="T2">\n</text:span></text:p>
            <text:p><text:span text:style-name="T2">CONDITION:\n</text:span></text:p>
            <text:p><text:span text:style-name="T2">\n</text:span></text:p>
            <text:p><text:span text:style-name="T2">\n</text:span></text:p>
            <text:p><text:span text:style-name="T2">\n</text:span></text:p>
            <text:p><text:span text:style-name="T2">\n</text:span></text:p>
            <text:p><text:span text:style-name="T2">\n</text:span></text:p>
            <text:p><text:span text:style-name="T2">\n</text:span></text:p>
            <text:p><text:span text:style-name="T2">\n</text:span></text:p>
            <text:p><text:span text:style-name="T2">CAUSE OF DEATH:\n</text:span></text:p>
            <text:p><text:span text:style-name="T2">\n</text:span></text:p>
            <text:p><text:span text:style-name="T2">\n</text:span></text:p>
            <text:p><text:span text:style-name="T2">\n</text:span></text:p>
            <text:p><text:span text:style-name="T2">\n</text:span></text:p>
            <text:p><text:span text:style-name="T2">\n</text:span></text:p>
            <text:p><text:span text:style-name="T2">EXAMINER\n</text:span></text:p>
            <text:p/>
          </table:table-cell>
          <table:table-cell/>
          <table:table-cell table:formula="of:=IF([.F10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autopsy-2_0</text:p>
          </table:table-cell>
          <table:table-cell table:number-columns-repeated="3"/>
          <table:table-cell office:value-type="string" calcext:value-type="string">
            <text:p>\n</text:p>
            <text:p>\n</text:p>
            <text:p>          Eiji Kusanagi\n</text:p>
            <text:p>\n</text:p>
            <text:p>           No signs of external\n</text:p>
            <text:p>  injury. The heart is weakened,\n</text:p>
            <text:p>  and symptoms of collapse are\n</text:p>
            <text:p>  present.\n</text:p>
            <text:p>  Additionally, signs of\n</text:p>
            <text:p>  dehydration confirmed in an\n</text:p>
            <text:p>  area.\n</text:p>
            <text:p>\n</text:p>
            <text:p>                Suppression of\n</text:p>
            <text:p>  central nervous system\n</text:p>
            <text:p>  resulting from ingestion of a\n</text:p>
            <text:p>  large quantity of barbituate\n</text:p>
            <text:p>  sleeping pills.\n</text:p>
            <text:p>\n</text:p>
            <text:p>        \n</text:p>
            <text:p>  Akira Kubota</text:p>
          </table:table-cell>
          <table:table-cell/>
          <table:table-cell table:formula="of:=IF([.F11]=&quot;&quot;; &quot;UNTRANSLATED&quot;; &quot;&quot;)">
            <text:p/>
          </table:table-cell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utopsy-3_0</text:p>
          </table:table-cell>
          <table:table-cell table:number-columns-repeated="5"/>
          <table:table-cell table:formula="of:=IF([.F1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utopsy2-0_0</text:p>
          </table:table-cell>
          <table:table-cell table:number-columns-repeated="2"/>
          <table:table-cell office:value-type="string" calcext:value-type="string">
            <text:p>被験者　草薙英二</text:p>
            <text:p>症状　　腹部に１，胸部に２箇所の</text:p>
            <text:p>　　　　銃創があり、かなりの出血</text:p>
            <text:p>　　　　が認められる。</text:p>
            <text:p>　　　　各銃創から１個ずつ、計３</text:p>
            <text:p>　　　　個の弾丸を発見。うち１発</text:p>
            <text:p>　　　　は心臓を貫通。</text:p>
            <text:p>死因　　損傷による心機能の停止</text:p>
            <text:p>報告者　窪田晃</text:p>
          </table:table-cell>
          <table:table-cell office:value-type="string" calcext:value-type="string">
            <text:p>\n</text:p>
            <text:p>\n</text:p>
            <text:p>\n</text:p>
            <text:p>EXAMINEE: Eiji Kusanagi\n</text:p>
            <text:p>\n</text:p>
            <text:p>CONDITION: One gunshot wound in\n</text:p>
            <text:p>  the abdomen and two in the\n</text:p>
            <text:p>  chest, with significant\n</text:p>
            <text:p>  bleeding confirmed.\n</text:p>
            <text:p>  Three bullets found, one in\n</text:p>
            <text:p>  each wound. Of these, one\n</text:p>
            <text:p>  pierced the heart.\n</text:p>
            <text:p>\n</text:p>
            <text:p>CAUSE OF DEATH: Stoppage of the\n</text:p>
            <text:p>  heart resulting from injury.</text:p>
            <text:p>\n</text:p>
            <text:p>\n</text:p>
            <text:p>EXAMINER\n</text:p>
            <text:p>  Akira Kubota</text:p>
          </table:table-cell>
          <table:table-cell/>
          <table:table-cell office:value-type="string" calcext:value-type="string">
            <text:p>UNTRANSLATED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autopsy2-1_0</text:p>
          </table:table-cell>
          <table:table-cell table:number-columns-repeated="2"/>
          <table:table-cell office:value-type="string" calcext:value-type="string">
            <text:p>この検案書は、故草薙英二の検死結</text:p>
            <text:p>果を報告するものである。</text:p>
            <text:p>しかしながら、さつきヶ丘警察署長</text:p>
            <text:p>である大瀧剛に強要きれ、私が事実</text:p>
            <text:p>とは異なる報告をした為に、草薙氏</text:p>
            <text:p>は自殺として処理されてしまった。</text:p>
            <text:p>いつの日か‥いつの日か大瀧の罪を</text:p>
            <text:p>世に知らしめる為に、本物の検案書</text:p>
            <text:p>を証拠として隠しておこう。</text:p>
          </table:table-cell>
          <table:table-cell office:value-type="string" calcext:value-type="string">
            <text:p>\n</text:p>
            <text:p>\n</text:p>
            <text:p>\n</text:p>
            <text:p>This autopsy report documents the results of the late Eiji Kusanagi's postmortem.\n</text:p>
            <text:p>\n</text:p>
            <text:p>However, under compulsion from Tsuyoshi Ohtaki, Satsukigaoka Chief of Police, I have been forced to act as if Mr. Kusanagi committed suicide.\n</text:p>
            <text:p>\n</text:p>
            <text:p>So that someday...someday, Ohtaki's crimes may be made known to the world, I am hiding the true report as evidence.</text:p>
          </table:table-cell>
          <table:table-cell office:value-type="string" calcext:value-type="string">
            <text:p>NOTE: again with the dramatic ellipsis pause in a written document</text:p>
          </table:table-cell>
          <table:table-cell office:value-type="string" calcext:value-type="string">
            <text:p>UNTRANSLATED</text:p>
          </table:table-cell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utopsy2-2_0</text:p>
          </table:table-cell>
          <table:table-cell table:number-columns-repeated="3"/>
          <table:table-cell office:value-type="string" calcext:value-type="string">
            <text:p>\n</text:p>
            <text:p>\n</text:p>
            <text:p>\n</text:p>
            <text:p>EXAMINEE:\n</text:p>
            <text:p>\n</text:p>
            <text:p>CONDITION:\n</text:p>
            <text:p>\n</text:p>
            <text:p>\n</text:p>
            <text:p>\n</text:p>
            <text:p>\n</text:p>
            <text:p><text:span text:style-name="T1">\n</text:span></text:p>
            <text:p><text:span text:style-name="T1">\n</text:span></text:p>
            <text:p>\n</text:p>
            <text:p>CAUSE OF DEATH:\n</text:p>
            <text:p><text:span text:style-name="T1">\n</text:span></text:p>
            <text:p>\n</text:p>
            <text:p>EXAMINER\n</text:p>
            <text:p/>
          </table:table-cell>
          <table:table-cell/>
          <table:table-cell office:value-type="string" calcext:value-type="string">
            <text:p>UNTRANSLATED</text:p>
          </table:table-cell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utopsy2-3_0</text:p>
          </table:table-cell>
          <table:table-cell table:number-columns-repeated="3"/>
          <table:table-cell office:value-type="string" calcext:value-type="string">
            <text:p>\n</text:p>
            <text:p>\n</text:p>
            <text:p>\n</text:p>
            <text:p>          Eiji Kusanagi\n</text:p>
            <text:p>\n</text:p>
            <text:p>           One gunshot wound in\n</text:p>
            <text:p>  the abdomen and two in the\n</text:p>
            <text:p>  chest, with significant\n</text:p>
            <text:p>  bleeding confirmed.\n</text:p>
            <text:p>  Three bullets found, one in\n</text:p>
            <text:p>  each wound. Of these, one\n</text:p>
            <text:p>  pierced the heart.\n</text:p>
            <text:p>\n</text:p>
            <text:p>                Stoppage of the\n</text:p>
            <text:p>  heart resulting from injury.</text:p>
            <text:p>\n</text:p>
            <text:p>\n</text:p>
            <text:p>        \n</text:p>
            <text:p>  Akira Kubota</text:p>
          </table:table-cell>
          <table:table-cell/>
          <table:table-cell office:value-type="string" calcext:value-type="string">
            <text:p>UNTRANSLATED</text:p>
          </table:table-cell>
        </table:table-row>
        <table:table-row table:style-name="ro11">
          <table:table-cell office:value-type="string" calcext:value-type="string">
            <text:p>string</text:p>
          </table:table-cell>
          <table:table-cell office:value-type="string" calcext:value-type="string">
            <text:p>cafe-0_0</text:p>
          </table:table-cell>
          <table:table-cell table:number-columns-repeated="2"/>
          <table:table-cell office:value-type="string" calcext:value-type="string">
            <text:p>アップルパイ</text:p>
            <text:p>パンケーキ</text:p>
            <text:p>サンドイッチ</text:p>
            <text:p>スパゲッティ</text:p>
            <text:p>コーヒー</text:p>
            <text:p>レモンティー</text:p>
            <text:p>ミルクティー</text:p>
          </table:table-cell>
          <table:table-cell office:value-type="string" calcext:value-type="string">
            <text:p>Apple Pie\n</text:p>
            <text:p>\n</text:p>
            <text:p>Pancakes\n</text:p>
            <text:p>\n</text:p>
            <text:p>Sandwich\n</text:p>
            <text:p>\n</text:p>
            <text:p>Spaghetti\n</text:p>
            <text:p>\n</text:p>
            <text:p>Coffee\n</text:p>
            <text:p>\n</text:p>
            <text:p>Lemon Tea\n</text:p>
            <text:p>\n</text:p>
            <text:p>Milk Tea</text:p>
          </table:table-cell>
          <table:table-cell office:value-type="string" calcext:value-type="string">
            <text:p>NOTE: layout for menu item names</text:p>
          </table:table-cell>
          <table:table-cell table:formula="of:=IF([.F17]=&quot;&quot;; &quot;UNTRANSLATED&quot;; &quot;&quot;)">
            <text:p/>
          </table:table-cell>
        </table:table-row>
        <table:table-row table:style-name="ro12">
          <table:table-cell office:value-type="string" calcext:value-type="string">
            <text:p>string</text:p>
          </table:table-cell>
          <table:table-cell office:value-type="string" calcext:value-type="string">
            <text:p>cafe-1_0</text:p>
          </table:table-cell>
          <table:table-cell table:number-columns-repeated="3"/>
          <table:table-cell office:value-type="string" calcext:value-type="string">
            <text:p>\n</text:p>
            <text:p>\n</text:p>
            <text:p>  A B C D E\n</text:p>
            <text:p>\n</text:p>
            <text:p>F G H I J K\n</text:p>
            <text:p>\n</text:p>
            <text:p>L M N O P Q\n</text:p>
            <text:p>\n</text:p>
            <text:p>R S T U V W\n</text:p>
            <text:p>\n</text:p>
            <text:p>X Y Z</text:p>
          </table:table-cell>
          <table:table-cell office:value-type="string" calcext:value-type="string">
            <text:p>NOTE: layout for the letter selector window</text:p>
          </table:table-cell>
          <table:table-cell table:formula="of:=IF([.F18]=&quot;&quot;; &quot;UNTRANSLATED&quot;; &quot;&quot;)">
            <text:p/>
          </table:table-cell>
        </table:table-row>
        <table:table-row table:style-name="ro13">
          <table:table-cell office:value-type="string" calcext:value-type="string">
            <text:p>string</text:p>
          </table:table-cell>
          <table:table-cell office:value-type="string" calcext:value-type="string">
            <text:p>cafe-2_0</text:p>
          </table:table-cell>
          <table:table-cell table:number-columns-repeated="3"/>
          <table:table-cell office:value-type="string" calcext:value-type="string">
            <text:p> ABCDEFGHIJKLMNO\n</text:p>
            <text:p>PQRSTUVWXYZ     </text:p>
          </table:table-cell>
          <table:table-cell office:value-type="string" calcext:value-type="string">
            <text:p>NOTE: this is used to generate the font for the letters that display the currently typed input in the lower window. needs to match the order of the characters in table/pidol_menu_en.tbl.</text:p>
          </table:table-cell>
          <table:table-cell table:formula="of:=IF([.F19]=&quot;&quot;; &quot;UNTRANSLATED&quot;; &quot;&quot;)">
            <text:p/>
          </table:table-cell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cafe-3_0</text:p>
          </table:table-cell>
          <table:table-cell table:number-columns-repeated="5"/>
          <table:table-cell table:formula="of:=IF([.F2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14">
          <table:table-cell office:value-type="string" calcext:value-type="string">
            <text:p>string</text:p>
          </table:table-cell>
          <table:table-cell office:value-type="string" calcext:value-type="string">
            <text:p>cafe-passwords-0_0</text:p>
          </table:table-cell>
          <table:table-cell table:number-columns-repeated="2"/>
          <table:table-cell office:value-type="string" calcext:value-type="string">
            <text:p>;// nothing</text:p>
            <text:p>; ******</text:p>
            <text:p>;// the actual password</text:p>
            <text:p>; ケモノ***</text:p>
            <text:p>;// the items listed on the menu</text:p>
            <text:p>; アップルパイ</text:p>
            <text:p>; パンケーキ*</text:p>
            <text:p>; サンドイッチ</text:p>
            <text:p>; スパゲッティ</text:p>
            <text:p>; コーヒー**</text:p>
            <text:p>; レモンティー</text:p>
            <text:p>; ミルクティー</text:p>
            <text:p>;// spelling variations of some items</text:p>
            <text:p>; スパゲティー</text:p>
            <text:p>; レモンティ*</text:p>
            <text:p>; ミルクティ*</text:p>
            <text:p>;// some stuff not on the menu that's also accepted</text:p>
            <text:p>;// (there's no special reaction for these beyond the normal animation)</text:p>
            <text:p>; カフェオレ*</text:p>
            <text:p>; ココア***</text:p>
            <text:p>; メロンソーダ</text:p>
            <text:p>; コーラ***</text:p>
            <text:p>;// "may star"</text:p>
            <text:p>;// like the above, this garners no special reaction beyond being accepted</text:p>
            <text:p>;// as a valid food/drink item, so i'm not sure why they bothered</text:p>
            <text:p>; メイスター*</text:p>
          </table:table-cell>
          <table:table-cell office:value-type="string" calcext:value-type="string">
            <text:p>// nothing</text:p>
            <text:p>************</text:p>
            <text:p>// real password</text:p>
            <text:p>BEAST*******</text:p>
            <text:p>// items on menu</text:p>
            <text:p>APPLE*PIE***</text:p>
            <text:p>PANCAKES****</text:p>
            <text:p>SANDWICH****</text:p>
            <text:p>SPAGHETTI***</text:p>
            <text:p>COFFEE******</text:p>
            <text:p>LEMON*TEA***</text:p>
            <text:p>MILK*TEA****</text:p>
            <text:p>// originally spelling variation for "spaghetti", now used for extra accepted variations on "beast"</text:p>
            <text:p>THE*BEAST***</text:p>
            <text:p>THEBEAST****</text:p>
            <text:p><text:span text:style-name="T1">// other spelling variations (irrelevant in english)</text:span></text:p>
            <text:p>MILK*TEA****</text:p>
            <text:p>// unlisted items</text:p>
            <text:p>CAFE*AU*LAIT</text:p>
            <text:p>COCOA*******</text:p>
            <text:p>MELON*SODA**</text:p>
            <text:p>COLA********</text:p>
            <text:p>MAY*STAR****</text:p>
          </table:table-cell>
          <table:table-cell office:value-type="string" calcext:value-type="string">
            <text:p>NOTE: translation uses 12 characters per item, padded with null (*). the translation allows for space characters to be input; these are internally remapped to null to allow trailing spaces to be ignored, so the passwords here use nulls instead of spaces.</text:p>
            <text:p/>
            <text:p>NOTE: anticipating something players might try, the translation adds an additional special case so that an input of "THE BEAST" will be treated the same as just "BEAST".</text:p>
            <text:p>and for that one person who won't realize there's a space character despite the fact that it starts out highlighted, "THEBEAST" is also accepted, though it pains me slightly.</text:p>
          </table:table-cell>
          <table:table-cell table:formula="of:=IF([.F21]=&quot;&quot;; &quot;UNTRANSLATED&quot;; &quot;&quot;)">
            <text:p/>
          </table:table-cell>
        </table:table-row>
        <table:table-row table:style-name="ro8" table:number-rows-repeated="1048554">
          <table:table-cell table:number-columns-repeated="8"/>
        </table:table-row>
        <table:table-row table:style-name="ro8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9">00/00/0000</text:date>, <text:time style:data-style-name="N2" text:time-value="20:55:57.915640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22-12-19T20:56:23.692278277</dc:date>
    <meta:editing-duration>PT5H28M10S</meta:editing-duration>
    <meta:editing-cycles>81</meta:editing-cycles>
    <meta:document-statistic meta:table-count="1" meta:cell-count="101" meta:object-count="0"/>
  </office:meta>
</office:document-meta>
</file>